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4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361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8cm" fo:min-width="0.8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8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1.2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0.4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8cm" fo:min-width="2.7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3.8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3.8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4.6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5.0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4.4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4.82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205cm" svg:y1="4.802cm" svg:x2="8.128cm" svg:y2="14.986cm">
          <text:p/>
        </draw:line>
        <draw:line draw:style-name="gr1" draw:text-style-name="P1" draw:layer="layout" svg:x1="8.128cm" svg:y1="14.986cm" svg:x2="10cm" svg:y2="12.664cm">
          <text:p/>
        </draw:line>
        <draw:line draw:style-name="gr1" draw:text-style-name="P1" draw:layer="layout" svg:x1="8.205cm" svg:y1="4.802cm" svg:x2="10cm" svg:y2="6.314cm">
          <text:p/>
        </draw:line>
        <draw:line draw:style-name="gr1" draw:text-style-name="P1" draw:layer="layout" svg:x1="10cm" svg:y1="6.314cm" svg:x2="10cm" svg:y2="12.664cm">
          <text:p/>
        </draw:line>
        <draw:custom-shape draw:style-name="gr2" draw:text-style-name="P1" draw:layer="layout" svg:width="6.411cm" svg:height="7.56cm" svg:x="12.308cm" svg:y="6.3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9.942cm" svg:x2="12.308cm" svg:y2="9.942cm">
          <text:p/>
        </draw:line>
        <draw:line draw:style-name="gr3" draw:text-style-name="P1" draw:layer="layout" svg:x1="9.231cm" svg:y1="3.29cm" svg:x2="9.231cm" svg:y2="5.709cm">
          <text:p/>
        </draw:line>
        <draw:connector draw:style-name="gr4" draw:text-style-name="P1" draw:layer="layout" draw:type="line" svg:x1="9.643cm" svg:y1="3.894cm" svg:x2="8.975cm" svg:y2="4.404cm" svg:d="M9643 3894l-668 510" svg:viewBox="0 0 669 511">
          <text:p/>
        </draw:connector>
        <draw:frame draw:style-name="gr5" draw:layer="layout" svg:width="4.627cm" svg:height="0.962cm" svg:x="6.923cm" svg:y="2.286cm">
          <draw:text-box>
            <text:p>display_mode </text:p>
          </draw:text-box>
        </draw:frame>
        <draw:frame draw:style-name="gr6" draw:layer="layout" svg:width="0.861cm" svg:height="1.146cm" svg:x="9.744cm" svg:y="3.592cm">
          <draw:text-box>
            <text:p>3</text:p>
          </draw:text-box>
        </draw:frame>
        <draw:line draw:style-name="gr3" draw:text-style-name="P1" draw:layer="layout" svg:x1="5.641cm" svg:y1="5.407cm" svg:x2="8.205cm" svg:y2="5.407cm">
          <text:p/>
        </draw:line>
        <draw:line draw:style-name="gr3" draw:text-style-name="P1" draw:layer="layout" svg:x1="5.641cm" svg:y1="9.942cm" svg:x2="8.205cm" svg:y2="9.942cm">
          <text:p/>
        </draw:line>
        <draw:line draw:style-name="gr3" draw:text-style-name="P1" draw:layer="layout" svg:x1="5.641cm" svg:y1="11.454cm" svg:x2="8.205cm" svg:y2="11.454cm">
          <text:p/>
        </draw:line>
        <draw:line draw:style-name="gr3" draw:text-style-name="P1" draw:layer="layout" svg:x1="5.641cm" svg:y1="12.664cm" svg:x2="8.205cm" svg:y2="12.664cm">
          <text:p/>
        </draw:line>
        <draw:custom-shape draw:style-name="gr7" draw:text-style-name="P2" draw:layer="layout" svg:width="4.359cm" svg:height="5.442cm" svg:x="22.565cm" svg:y="7.524cm">
          <text:p text:style-name="P2"><text:span text:style-name="T1">LCD</text:span></text:p>
          <text:p text:style-name="P2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719cm" svg:y1="8.128cm" svg:x2="22.565cm" svg:y2="8.128cm">
          <text:p/>
        </draw:line>
        <draw:line draw:style-name="gr3" draw:text-style-name="P1" draw:layer="layout" svg:x1="18.719cm" svg:y1="9.64cm" svg:x2="22.565cm" svg:y2="9.64cm">
          <text:p/>
        </draw:line>
        <draw:line draw:style-name="gr3" draw:text-style-name="P1" draw:layer="layout" svg:x1="18.719cm" svg:y1="11.152cm" svg:x2="22.565cm" svg:y2="11.152cm">
          <text:p/>
        </draw:line>
        <draw:line draw:style-name="gr3" draw:text-style-name="P1" draw:layer="layout" svg:x1="18.719cm" svg:y1="12.501cm" svg:x2="22.565cm" svg:y2="12.501cm">
          <text:p/>
        </draw:line>
        <draw:frame draw:style-name="gr8" draw:layer="layout" svg:width="1.397cm" svg:height="1.448cm" svg:x="21.026cm" svg:y="7.22cm">
          <draw:text-box>
            <text:p>DB</text:p>
          </draw:text-box>
        </draw:frame>
        <draw:frame draw:style-name="gr9" draw:layer="layout" svg:width="1.397cm" svg:height="1.146cm" svg:x="21.026cm" svg:y="8.494cm">
          <draw:text-box>
            <text:p>RS</text:p>
          </draw:text-box>
        </draw:frame>
        <draw:frame draw:style-name="gr10" draw:layer="layout" svg:width="1.755cm" svg:height="1.146cm" svg:x="21.026cm" svg:y="10.006cm">
          <draw:text-box>
            <text:p>R/W</text:p>
          </draw:text-box>
        </draw:frame>
        <draw:frame draw:style-name="gr11" draw:layer="layout" svg:width="0.934cm" svg:height="1.512cm" svg:x="21.283cm" svg:y="11.39cm">
          <draw:text-box>
            <text:p>E</text:p>
          </draw:text-box>
        </draw:frame>
        <draw:frame draw:style-name="gr12" draw:text-style-name="P3" draw:layer="layout" svg:width="4.486cm" svg:height="3.338cm" svg:x="13.208cm" svg:y="8.128cm">
          <draw:text-box>
            <text:p text:style-name="P3"><text:span text:style-name="T2">LCD</text:span></text:p>
            <text:p text:style-name="P3"><text:span text:style-name="T2">Display</text:span></text:p>
            <text:p text:style-name="P3"><text:span text:style-name="T2">Controller</text:span></text:p>
          </draw:text-box>
        </draw:frame>
        <draw:frame draw:style-name="gr13" draw:layer="layout" svg:width="4.353cm" svg:height="1.146cm" svg:x="1.032cm" svg:y="4.866cm">
          <draw:text-box>
            <text:p>Time_Display</text:p>
          </draw:text-box>
        </draw:frame>
        <draw:frame draw:style-name="gr14" draw:layer="layout" svg:width="4.305cm" svg:height="1.146cm" svg:x="1.026cm" svg:y="6.328cm">
          <draw:text-box>
            <text:p>Date_Display</text:p>
          </draw:text-box>
        </draw:frame>
        <draw:frame draw:style-name="gr15" draw:layer="layout" svg:width="4.627cm" svg:height="1.146cm" svg:x="0.769cm" svg:y="7.89cm">
          <draw:text-box>
            <text:p>Alarm_Display</text:p>
          </draw:text-box>
        </draw:frame>
        <draw:frame draw:style-name="gr16" draw:layer="layout" svg:width="5.127cm" svg:height="1.144cm" svg:x="0.256cm" svg:y="10.85cm">
          <draw:text-box>
            <text:p>Stopwatch_Disp</text:p>
          </draw:text-box>
        </draw:frame>
        <draw:frame draw:style-name="gr17" draw:layer="layout" svg:width="5.515cm" svg:height="1.146cm" svg:x="0.256cm" svg:y="9.402cm">
          <draw:text-box>
            <text:p>Countdown_timer</text:p>
          </draw:text-box>
        </draw:frame>
        <draw:line draw:style-name="gr3" draw:text-style-name="P1" draw:layer="layout" svg:x1="5.641cm" svg:y1="6.918cm" svg:x2="8.205cm" svg:y2="6.918cm">
          <text:p/>
        </draw:line>
        <draw:line draw:style-name="gr3" draw:text-style-name="P1" draw:layer="layout" svg:x1="5.641cm" svg:y1="8.43cm" svg:x2="8.205cm" svg:y2="8.43cm">
          <text:p/>
        </draw:line>
        <draw:line draw:style-name="gr3" draw:text-style-name="P1" draw:layer="layout" svg:x1="5.464cm" svg:y1="14.176cm" svg:x2="8.205cm" svg:y2="14.176cm">
          <text:p/>
        </draw:line>
        <draw:frame draw:style-name="gr18" draw:layer="layout" svg:width="4.998cm" svg:height="1.146cm" svg:x="0.126cm" svg:y="12.058cm">
          <draw:text-box>
            <text:p>Timeswitch_ON</text:p>
          </draw:text-box>
        </draw:frame>
        <draw:frame draw:style-name="gr19" draw:layer="layout" svg:width="5.323cm" svg:height="1.146cm" svg:x="0.011cm" svg:y="13.586cm">
          <draw:text-box>
            <text:p>Timeswitch_OFF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21:02:14.953439168</meta:creation-date>
    <dc:date>2017-07-16T21:12:39.381080884</dc:date>
    <meta:editing-duration>PT2M42S</meta:editing-duration>
    <meta:editing-cycles>3</meta:editing-cycles>
    <meta:generator>LibreOffice/4.2.8.2$Linux_x86 LibreOffice_project/420m0$Build-2</meta:generator>
    <meta:document-statistic meta:object-count="57"/>
  </office:meta>
</office:document-meta>
</file>